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5"/>
    <style:style style:name="T1" style:family="text">
      <style:text-properties style:text-underline-style="solid" style:text-underline-width="auto" style:text-underline-color="font-color"/>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che Professeur et « coups de pouce »<text:tab/><text:span text:style-name="T1">Fonctions à la carte</text:span></text:p>
      <text:p text:style-name="Standard"/>
      <text:p text:style-name="Standard"><text:span text:style-name="T2">Préparation</text:span> :</text:p>
      <text:list xml:id="list1538594903" text:style-name="L1">
        <text:list-item>
          <text:p text:style-name="P1">impression, collage, découpage, plastifiage, redécoupage des différentes cartes, plateaux, connecteurs</text:p>
        </text:list-item>
        <text:list-item>
          <text:p text:style-name="P1">sélection des « opérateurs » à utiliser </text:p>
        </text:list-item>
        <text:list-item>
          <text:p text:style-name="P1">dépôt sur le réseau des fichiers ressources Python </text:p>
        </text:list-item>
      </text:list>
      <text:p text:style-name="Standard"/>
      <text:p text:style-name="Standard"><text:span text:style-name="T2">Déroulement</text:span> :</text:p>
      <text:list xml:id="list1072649033" text:style-name="L2">
        <text:list-item>
          <text:p text:style-name="P3">présentation du « jeu »</text:p>
        </text:list-item>
        <text:list-item>
          <text:p text:style-name="P3">distribution du matériel</text:p>
        </text:list-item>
        <text:list-item>
          <text:p text:style-name="P3">tour de classe pour vérifier que les élèves ont bien compris le fonctionnement</text:p>
        </text:list-item>
        <text:list-item>
          <text:p text:style-name="P3">à la demande des élèves :</text:p>
          <text:list>
            <text:list-item>
              <text:p text:style-name="P3">distribution « verbale » du « coup de pouce » calculatrice </text:p>
            </text:list-item>
            <text:list-item>
              <text:p text:style-name="P3">distribution du mode d'emploi Python</text:p>
            </text:list-item>
            <text:list-item>
              <text:p text:style-name="P3">validation finale</text:p>
            </text:list-item>
          </text:list>
        </text:list-item>
        <text:list-item>
          <text:p text:style-name="P3">récupération des fiches réponses</text:p>
        </text:list-item>
      </text:list>
      <text:p text:style-name="Standard"/>
      <text:p text:style-name="Standard"><text:span text:style-name="T2">Cadre de l'expérimentation</text:span> : </text:p>
      <text:list xml:id="list1097612288" text:style-name="L3">
        <text:list-item>
          <text:p text:style-name="P4">une classe de seconde en ½ groupe </text:p>
        </text:list-item>
        <text:list-item>
          <text:p text:style-name="P4">une salle en îlots et équipée de 6 ordinateurs</text:p>
        </text:list-item>
      </text:list>
      <text:p text:style-name="Standard"/>
      <text:p text:style-name="Standard"><text:span text:style-name="T2">Place dans la progression</text:span> :</text:p>
      <text:p text:style-name="Standard">Les élèves ont déjà abordé les notions de fonctions, travaillé sur les équations et inéquations du premier degré, revu les fonctions affines. Ponctuellement, de semaine en semaine, ils ont aussi travaillé sur les <text:s/>développements et factorisations ainsi que les résolutions d'équations de degré 2 ou plus se ramenant à des équations « produit nul ». <text:s/>L'utilisation de la calculatrice dans le cadre du travail sur les fonctions a fait l'objet de plusieurs séances.</text:p>
      <text:p text:style-name="Standard">Pourtant, à l'occasion d'exercices interactifs sur les fonctions affines, nombre d'entre eux n'arrivaient pas à établir le tableau de valeurs demandé par le logiciel afin d'obtenir des coordonnées de points pour tracer la droite représentative de la fonction. De plus, lors des résolutions d'équations « produit nul », quelques élèves n'arrivaient toujours pas à résoudre les équations du premier degré rencontrées dans ce cadre. Enfin, le travail sur les développements et factorisations a mis en évidence des soucis dans les ordres de priorité des opérations.</text:p>
      <text:p text:style-name="Standard">Cette activité arrive donc ici en terme de remédiation ainsi que de réinvestissement/vérification des connaissances acquises tant d'un point de vue algébrique que pour l'utilisation de la calculatrice.</text:p>
      <text:p text:style-name="Standard"/>
      <text:p text:style-name="Standard"><text:span text:style-name="T2">Coups de pouce</text:span> :</text:p>
      <text:p text:style-name="Standard"><text:span text:style-name="T5">Activité 1</text:span> : </text:p>
      <text:list xml:id="list2105336158" text:style-name="L5">
        <text:list-item>
          <text:p text:style-name="P5">pour l'utilisation de la calculatrice, coup de pouce verbal :</text:p>
          <text:list>
            <text:list-item>
              <text:p text:style-name="P5">questionnement des élèves au sujet des fonctionnalités qu'ils connaissent ;</text:p>
            </text:list-item>
            <text:list-item>
              <text:p text:style-name="P5">Incitation à calculer des images de deux façons :</text:p>
              <text:list>
                <text:list-item>
                  <text:p text:style-name="P5">en calculant étape par étape ;</text:p>
                </text:list-item>
                <text:list-item>
                  <text:p text:style-name="P5">en utilisant le tableau de valeurs de la calculatrice</text:p>
                </text:list-item>
              </text:list>
            </text:list-item>
          </text:list>
        </text:list-item>
        <text:list-item>
          <text:p text:style-name="P5">pour le programme Python, distribution du mode d'emploi</text:p>
        </text:list-item>
      </text:list>
      <text:p text:style-name="Standard"/>
      <text:p text:style-name="Standard"><text:span text:style-name="T1">Activité 2</text:span> : </text:p>
      <text:list xml:id="list1066168221" text:continue-numbering="true" text:style-name="L5">
        <text:list-item>
          <text:p text:style-name="P5">pour l'utilisation de la calculatrice, coup de pouce verbal :</text:p>
          <text:list>
            <text:list-item>
              <text:p text:style-name="P5">questionnement des élèves au sujet des fonctionnalités qu'ils connaissent ;</text:p>
            </text:list-item>
            <text:list-item>
              <text:p text:style-name="P5">incitation à utiliser le graphique et la fonctionnalité « calculs » pour obtenir une conjecture</text:p>
            </text:list-item>
          </text:list>
        </text:list-item>
        <text:list-item>
          <text:p text:style-name="P5">incitation à retourner les cartes « opérateurs » pour trouver la démarche</text:p>
        </text:list-item>
      </text:list>
      <text:p text:style-name="Standard"><text:soft-page-break/>Mode d'emploi Python (version utilisation « directe ») : </text:p>
      <text:p text:style-name="Standard"/>
      <text:p text:style-name="Standard"/>
      <text:p text:style-name="Standard"/>
      <text:p text:style-name="Standard">Mode d'emploi Python (version utilisation du «programme <text:s/>dédié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9-02-18T19:33:18</meta:creation-date>
    <dc:date>2019-02-18T19:58:35</dc:date>
    <meta:editing-duration>PT00H25M18S</meta:editing-duration>
    <meta:editing-cycles>4</meta:editing-cycles>
    <meta:generator>NeoOffice/3.4$Unix OpenOffice.org_project/Patch 0</meta:generator>
    <meta:document-statistic meta:table-count="0" meta:image-count="0" meta:object-count="0" meta:page-count="2" meta:paragraph-count="36" meta:word-count="452" meta:character-count="2748"/>
  </office:meta>
</office:document-meta>
</file>